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2000031800003E8000002328FF4048C3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9cm" svg:height="8.999cm" svg:x="5.995cm" svg:y="5.978cm">
          <draw:image xlink:href="Pictures/2000031800003E8000002328FF4048C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25M23S</meta:editing-duration>
    <meta:editing-cycles>4</meta:editing-cycles>
    <meta:generator>LibreOffice/3.4$Win32 LibreOffice_project/340m1$Build-203</meta:generator>
    <dc:date>2012-08-09T17:37:07.40</dc:date>
    <dc:creator>miki </dc:creator>
    <meta:document-statistic meta:object-count="24"/>
  </office:meta>
</office:document-meta>
</file>